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25cm" draw:marker-start-width="0.33cm" draw:marker-end="Arrow" draw:marker-end-width="0.152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horizontal-align="left" draw:textarea-vertical-align="middle" draw:auto-grow-height="false" fo:padding-top="0.051cm" fo:padding-bottom="0.051cm" fo:padding-left="0.051cm" fo:padding-right="0.051cm"/>
    </style:style>
    <style:style style:name="gr6" style:family="graphic" style:parent-style-name="objectwithoutfill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7pt" style:font-size-asian="7pt" style:font-size-complex="7pt"/>
    </style:style>
    <style:style style:name="T1" style:family="text">
      <style:text-properties style:use-window-font-color="true"/>
    </style:style>
    <style:style style:name="T2" style:family="text">
      <style:text-properties fo:color="#000000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2" draw:id="id2" draw:layer="layout" svg:width="3cm" svg:height="0.5cm" svg:x="6.9cm" svg:y="2.75cm">
          <text:p text:style-name="P1">WRITE_REQUEST</text:p>
        </draw:rect>
        <draw:connector draw:style-name="Conector" draw:layer="layout" svg:x1="8.4cm" svg:y1="1.75cm" svg:x2="8.4cm" svg:y2="2.75cm" draw:start-shape="id1" draw:start-glue-point="2" draw:end-shape="id2" draw:end-glue-point="0" svg:d="m8400 1750v1000">
          <text:p>in={mod, target, addr, direction, peer}</text:p>
          <text:p>out={err}</text:p>
        </draw:connector>
        <draw:rect draw:style-name="gr1" draw:text-style-name="P1" xml:id="id3" draw:id="id3" draw:layer="layout" svg:width="3cm" svg:height="0.5cm" svg:x="6.9cm" svg:y="4cm">
          <text:p text:style-name="P1">WRITE_REQUEST_RECEIVE</text:p>
        </draw:rect>
        <draw:connector draw:style-name="Conector" draw:layer="layout" svg:x1="8.4cm" svg:y1="3.25cm" svg:x2="8.4cm" svg:y2="4cm" draw:start-shape="id2" draw:start-glue-point="2" draw:end-shape="id3" draw:end-glue-point="0" svg:d="m8400 3250v750">
          <text:p>- ret.err=0</text:p>
          <text:p>- send request to target</text:p>
        </draw:connector>
        <draw:connector draw:style-name="Conector" draw:layer="layout" svg:x1="8.4cm" svg:y1="4.5cm" svg:x2="8.4cm" svg:y2="5.75cm" draw:start-shape="id3" draw:start-glue-point="2" draw:end-shape="id4" draw:end-glue-point="0" svg:d="m8400 4500v1250">
          <text:p>- lock = TRUE if request direction is down-up, FALSE otherwise</text:p>
          <text:p><text:span text:style-name="T1">- call FIND_AND_LOCK(target, addr, lock) →</text:span></text:p>
          <text:p><text:span text:style-name="T1"><text:tab/></text:span><text:span text:style-name="T1">{err, set, way, state, tag}</text:span></text:p>
        </draw:connector>
        <draw:rect draw:style-name="gr1" draw:text-style-name="P1" xml:id="id4" draw:id="id4" draw:layer="layout" svg:width="3cm" svg:height="0.5cm" svg:x="6.9cm" svg:y="5.75cm">
          <text:p text:style-name="P1">WRITE_REQUEST_ACTION</text:p>
        </draw:rect>
        <draw:rect draw:style-name="gr1" draw:text-style-name="P1" xml:id="id5" draw:id="id5" draw:layer="layout" svg:width="3cm" svg:height="0.5cm" svg:x="6.9cm" svg:y="7.5cm">
          <text:p text:style-name="P1">WRITE_REQUEST_EXCLUSIVE</text:p>
        </draw:rect>
        <draw:connector draw:style-name="Conector" draw:layer="layout" svg:x1="8.4cm" svg:y1="6.25cm" svg:x2="8.4cm" svg:y2="7.5cm" draw:start-shape="id4" draw:start-glue-point="2" draw:end-shape="id5" draw:end-glue-point="0" svg:d="m8400 6250v1250">
          <text:p>- if err → ret.err=1, response=ACK</text:p>
          <text:p><text:tab/>goto WRITE_REQUEST_REPLY</text:p>
          <text:p>- call INVALIDATE(target, mod, set, way)</text:p>
        </draw:connector>
        <draw:rect draw:style-name="gr1" draw:text-style-name="P1" xml:id="id7" draw:id="id7" draw:layer="layout" svg:width="3cm" svg:height="0.5cm" svg:x="3.65cm" svg:y="9.5cm">
          <text:p text:style-name="P1">WRITE_REQUEST_UPDOWN</text:p>
        </draw:rect>
        <draw:custom-shape draw:style-name="gr2" xml:id="id6" draw:id="id6" draw:layer="layout" svg:width="0.5cm" svg:height="0.5cm" svg:x="8.15cm" svg:y="8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8.4cm" svg:y1="8cm" svg:x2="8.4cm" svg:y2="8.75cm" draw:start-shape="id5" draw:start-glue-point="2" draw:end-shape="id6" draw:end-glue-point="4" svg:d="m8400 8000v750">
          <text:p>direction?</text:p>
        </draw:connector>
        <draw:rect draw:style-name="gr1" draw:text-style-name="P1" xml:id="id8" draw:id="id8" draw:layer="layout" svg:width="3cm" svg:height="0.5cm" svg:x="12cm" svg:y="9.5cm">
          <text:p text:style-name="P1">WRITE_REQUEST_DOWNUP</text:p>
        </draw:rect>
        <draw:connector draw:style-name="Conector" draw:layer="layout" svg:x1="8.15cm" svg:y1="9cm" svg:x2="5.15cm" svg:y2="9.5cm" draw:start-shape="id6" draw:start-glue-point="5" draw:end-shape="id7" draw:end-glue-point="0" svg:d="m8150 9000h-3000v500">
          <text:p>up-down</text:p>
        </draw:connector>
        <draw:connector draw:style-name="Conector_20_texto_20_izquierda" draw:layer="layout" svg:x1="8.65cm" svg:y1="9cm" svg:x2="13.5cm" svg:y2="9.5cm" draw:end-shape="id8" draw:end-glue-point="0" svg:d="m8650 9000h4850v500">
          <text:p>down-up</text:p>
        </draw:connector>
        <draw:custom-shape draw:style-name="gr2" xml:id="id9" draw:id="id9" draw:layer="layout" svg:width="0.5cm" svg:height="0.5cm" svg:x="4.9cm" svg:y="10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5.15cm" svg:y1="10cm" svg:x2="5.15cm" svg:y2="10.5cm" draw:start-shape="id7" draw:start-glue-point="2" draw:end-shape="id9" draw:end-glue-point="4" svg:d="m5150 10000v500">
          <text:p>state?</text:p>
        </draw:connector>
        <draw:rect draw:style-name="gr1" draw:text-style-name="P1" xml:id="id10" draw:id="id10" draw:layer="layout" svg:width="6.25cm" svg:height="0.5cm" svg:x="1.9cm" svg:y="12.75cm">
          <text:p text:style-name="P1">WRITE_REQUEST_UPDOWN_FINISH</text:p>
        </draw:rect>
        <draw:connector draw:style-name="Conector_20_texto_20_izquierda" draw:layer="layout" draw:line-skew="-0.15cm" svg:x1="5.4cm" svg:y1="10.75cm" svg:x2="8.15cm" svg:y2="13cm" draw:start-shape="id9" draw:start-glue-point="7" draw:end-shape="id10" draw:end-glue-point="1" svg:d="m5400 10750h3100v2250h-350">
          <text:p>M/E</text:p>
        </draw:connector>
        <draw:connector draw:style-name="Conector" draw:layer="layout" svg:x1="4.9cm" svg:y1="10.75cm" svg:x2="1.9cm" svg:y2="13cm" draw:start-shape="id9" draw:start-glue-point="5" draw:end-shape="id10" draw:end-glue-point="3" svg:d="m4900 10750h-3500v2250h500">
          <text:p>O/S/I/N</text:p>
          <text:p>- get target's low mod → {target_low_mod}</text:p>
          <text:p>- call WRITE_REQUEST(target,</text:p>
          <text:p><text:s text:c="2"/>target_low_mod, tag, up-down, peer)</text:p>
          <text:p><text:tab/>→ {err}</text:p>
        </draw:connector>
        <draw:custom-shape draw:style-name="gr2" xml:id="id11" draw:id="id11" draw:layer="layout" svg:width="0.5cm" svg:height="0.5cm" svg:x="13.25cm" svg:y="11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13.5cm" svg:y1="10cm" svg:x2="13.5cm" svg:y2="11.25cm" draw:start-shape="id8" draw:start-glue-point="2" draw:end-shape="id11" draw:end-glue-point="4" svg:d="m13500 10000v1250">
          <text:p><text:span text:style-name="T2">- for each dir_entry:</text:span></text:p>
          <text:p><text:span text:style-name="T2"><text:tab/></text:span><text:span text:style-name="T2">check no more sharer/owner left</text:span></text:p>
          <text:p>state?</text:p>
        </draw:connector>
        <draw:rect draw:style-name="gr1" draw:text-style-name="P1" xml:id="id13" draw:id="id13" draw:layer="layout" svg:width="4.5cm" svg:height="0.5cm" svg:x="6.25cm" svg:y="17.7cm">
          <text:p text:style-name="P1">WRITE_REQUEST_REPLY</text:p>
        </draw:rect>
        <draw:custom-shape draw:style-name="gr2" xml:id="id12" draw:id="id12" draw:layer="layout" svg:width="0.5cm" svg:height="0.5cm" svg:x="13.25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13.5cm" svg:y1="11.75cm" svg:x2="13.5cm" svg:y2="14cm" draw:start-shape="id11" draw:start-glue-point="6" draw:end-shape="id12" draw:end-glue-point="4" svg:d="m13500 11750v2250">
          <text:p/>
        </draw:connector>
        <draw:connector draw:style-name="Conector" draw:layer="layout" svg:x1="5.025cm" svg:y1="13.25cm" svg:x2="6.25cm" svg:y2="17.95cm" draw:start-shape="id10" draw:start-glue-point="2" draw:end-shape="id13" draw:end-glue-point="3" svg:d="m5025 13250v4700h1225">
          <text:p>- if err → ret.err=1, unlock,</text:p>
          <text:p><text:tab/>response=ACK,</text:p>
          <text:p><text:tab/>goto WRITE_REQUEST_REPLY</text:p>
          <text:p>- set tag</text:p>
          <text:p>- set state to E</text:p>
          <text:p><text:span text:style-name="T1">- for each dir_entry in requested subblock:</text:span></text:p>
          <text:p><text:span text:style-name="T1"><text:tab/></text:span><text:span text:style-name="T1">set mod as sharer and owner</text:span></text:p>
          <text:p>- response=ACK_DATA or ACK</text:p>
          <text:p>- unlock</text:p>
          <text:p>- latency</text:p>
        </draw:connector>
        <draw:connector draw:style-name="Conector" draw:layer="layout" svg:x1="13.5cm" svg:y1="14.5cm" svg:x2="13.5cm" svg:y2="15cm" draw:start-shape="id12" draw:start-glue-point="6" draw:end-shape="id14" draw:end-glue-point="0" svg:d="m13500 14500v500">
          <text:p/>
        </draw:connector>
        <draw:rect draw:style-name="gr1" draw:text-style-name="P1" xml:id="id15" draw:id="id15" draw:layer="layout" svg:width="4.5cm" svg:height="0.5cm" svg:x="6.25cm" svg:y="19.45cm">
          <text:p text:style-name="P1">WRITE_REQUEST_FINISH</text:p>
        </draw:rect>
        <draw:rect draw:style-name="gr3" draw:text-style-name="P1" xml:id="id16" draw:id="id16" draw:layer="layout" svg:width="4.5cm" svg:height="0.25cm" svg:x="6.25cm" svg:y="20.5cm">
          <text:p/>
        </draw:rect>
        <draw:connector draw:style-name="Conector" draw:layer="layout" svg:x1="8.5cm" svg:y1="18.2cm" svg:x2="8.5cm" svg:y2="19.45cm" draw:start-shape="id13" draw:start-glue-point="2" draw:end-shape="id15" draw:end-glue-point="0" svg:d="m8500 18200v1250">
          <text:p/>
          <text:p>-send response to mod</text:p>
        </draw:connector>
        <draw:connector draw:style-name="Conector" draw:layer="layout" svg:x1="8.5cm" svg:y1="19.95cm" svg:x2="8.5cm" svg:y2="20.5cm" draw:start-shape="id15" draw:start-glue-point="2" draw:end-shape="id16" draw:end-glue-point="0" svg:d="m8500 19950v550">
          <text:p>ret</text:p>
        </draw:connector>
        <draw:rect draw:style-name="gr3" draw:text-style-name="P1" xml:id="id1" draw:id="id1" draw:layer="layout" svg:width="3cm" svg:height="0.5cm" svg:x="6.9cm" svg:y="1.25cm">
          <text:p/>
        </draw:rect>
        <draw:rect draw:style-name="gr1" draw:text-style-name="P1" xml:id="id14" draw:id="id14" draw:layer="layout" svg:width="3cm" svg:height="0.5cm" svg:x="12cm" svg:y="15cm">
          <text:p text:style-name="P1">WRITE_REQUEST_DOWNUP_FINISH</text:p>
        </draw:rect>
        <draw:connector draw:style-name="gr4" draw:text-style-name="P3" draw:layer="layout" svg:x1="13.5cm" svg:y1="15.5cm" svg:x2="10.75cm" svg:y2="17.95cm" draw:start-shape="id14" draw:start-glue-point="2" draw:end-shape="id13" draw:end-glue-point="1" svg:d="m13500 15500v2450h-2750">
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 set state to I (invalid)</text:span></text:p>
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 unlock</text:span></text:p>
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- latency</text:span></text:p>
        </draw:connector>
        <draw:custom-shape draw:style-name="gr5" draw:text-style-name="P3" draw:layer="layout" svg:width="4.25cm" svg:height="2cm" svg:x="9cm" svg:y="11.75cm">
          <text:p text:style-name="P2"><text:span text:style-name="T3">M/O</text:span></text:p>
          <text:p><text:span text:style-name="T3">- if peer</text:span></text:p>
          <text:p><text:span text:style-name="T3"><text:s text:c="4"/></text:span><text:span text:style-name="T3">ret.reply = </text:span></text:p>
          <text:p><text:span text:style-name="T3"><text:s text:c="7"/></text:span><text:span text:style-name="T3">ACK_DATA_SENT_TO_PEER</text:span></text:p>
          <text:p><text:span text:style-name="T3"><text:s text:c="4"/></text:span><text:span text:style-name="T3">call PEER_SEND(target, peer, tag)</text:span></text:p>
          <text:p><text:span text:style-name="T3">- else </text:span></text:p>
          <text:p><text:span text:style-name="T3"><text:s text:c="4"/></text:span><text:span text:style-name="T3">ret.reply <text:s/>= ACK_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5cm" svg:height="0.75cm" svg:x="13.5cm" svg:y="12.25cm">
          <text:p text:style-name="P2"><text:span text:style-name="T3">S/E</text:span></text:p>
          <text:p text:style-name="P2"><text:span text:style-name="T3">- ret.reply</text:span><text:span text:style-name="T3"> = ACK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5cm" svg:height="0.75cm" svg:x="16.75cm" svg:y="12.25cm">
          <text:p text:style-name="P2"><text:span text:style-name="T3">N</text:span></text:p>
          <text:p text:style-name="P2"><text:span text:style-name="T3">- ret.reply = ACK_DATA</text:span></text:p>
          <draw:enhanced-geometry svg:viewBox="0 0 21600 21600" draw:type="rectangle" draw:enhanced-path="M 0 0 L 21600 0 21600 21600 0 21600 0 0 Z N"/>
        </draw:custom-shape>
        <draw:line draw:style-name="gr6" draw:text-style-name="P1" xml:id="id17" draw:id="id17" draw:layer="layout" svg:x1="9cm" svg:y1="11.5cm" svg:x2="9cm" svg:y2="14.25cm">
          <text:p/>
        </draw:line>
        <draw:connector draw:style-name="gr7" draw:text-style-name="P1" draw:layer="layout" draw:type="line" svg:x1="13.25cm" svg:y1="11.5cm" svg:x2="9cm" svg:y2="11.5cm" draw:start-shape="id11" draw:start-glue-point="5" draw:end-shape="id17" draw:end-glue-point="0" svg:d="m13250 11500h-4250">
          <text:p/>
        </draw:connector>
        <draw:connector draw:style-name="gr7" draw:text-style-name="P1" draw:layer="layout" draw:type="line" svg:x1="9cm" svg:y1="14.25cm" svg:x2="13.25cm" svg:y2="14.25cm" draw:start-shape="id17" draw:start-glue-point="2" draw:end-shape="id12" draw:end-glue-point="5" svg:d="m9000 14250h4250">
          <text:p/>
        </draw:connector>
        <draw:line draw:style-name="gr6" draw:text-style-name="P1" xml:id="id18" draw:id="id18" draw:layer="layout" svg:x1="16.75cm" svg:y1="11.5cm" svg:x2="16.75cm" svg:y2="14.25cm">
          <text:p/>
        </draw:line>
        <draw:connector draw:style-name="gr7" draw:text-style-name="P1" draw:layer="layout" draw:type="line" svg:x1="16.75cm" svg:y1="14.25cm" svg:x2="13.75cm" svg:y2="14.25cm" draw:start-shape="id18" draw:start-glue-point="2" draw:end-shape="id12" draw:end-glue-point="7" svg:d="m16750 14250h-3000">
          <text:p/>
        </draw:connector>
        <draw:connector draw:style-name="gr7" draw:text-style-name="P1" draw:layer="layout" draw:type="line" svg:x1="13.75cm" svg:y1="11.5cm" svg:x2="16.75cm" svg:y2="11.5cm" draw:start-shape="id11" draw:start-glue-point="7" draw:end-shape="id18" draw:end-glue-point="0" svg:d="m13750 11500h3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_20_91" draw:display-name="Hatch 91" draw:style="single" draw:color="#000000" draw:distance="0.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draw:fill="solid" draw:fill-color="#99ccff" draw:fill-gradient-name="Gradient_20_9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_20_1" draw:fill="solid" draw:fill-color="#ffffff" draw:fill-gradient-name="Gradient_20_7" draw:fill-hatch-name="Hatch_20_91" draw:fill-image-name="Bitmape_20_1" draw:fill-image-width="0cm" draw:fill-image-height="0cm"/>
      <style:text-properties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0.89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3-26T18:11:05.04</meta:creation-date>
    <dc:date>2012-11-07T16:48:51</dc:date>
    <meta:editing-duration>PT4H27M1S</meta:editing-duration>
    <meta:editing-cycles>30</meta:editing-cycles>
    <meta:generator>LibreOffice/3.4$Unix LibreOffice_project/340m1$Build-502</meta:generator>
    <dc:creator>Dana Schaa</dc:creator>
    <meta:document-statistic meta:object-count="42"/>
    <meta:user-defined meta:name="Información 1"/>
    <meta:user-defined meta:name="Información 2"/>
    <meta:user-defined meta:name="Información 3"/>
    <meta:user-defined meta:name="Información 4"/>
  </office:meta>
</office:document-meta>
</file>